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00000000C0000000C83D8E953C927B8FA.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svg:font-family="Avenir, sans-serif"/>
    <style:font-face style:name="Lohit Devanagari1" svg:font-family="'Lohit Devanagari'"/>
    <style:font-face style:name="var e-global-typography-primary-font-family" svg:font-family="'var e-global-typography-primary-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17c2" officeooo:paragraph-rsid="000a17c2"/>
    </style:style>
    <style:style style:name="P2" style:family="paragraph" style:parent-style-name="Standard" style:list-style-name="L1">
      <style:text-properties officeooo:rsid="000a17c2" officeooo:paragraph-rsid="000a17c2"/>
    </style:style>
    <style:style style:name="P3" style:family="paragraph" style:parent-style-name="Standard" style:list-style-name="L1">
      <style:text-properties officeooo:rsid="000bbe92" officeooo:paragraph-rsid="000bbe92"/>
    </style:style>
    <style:style style:name="P4" style:family="paragraph" style:parent-style-name="Standard" style:list-style-name="L2">
      <style:text-properties officeooo:rsid="000bbe92" officeooo:paragraph-rsid="0012361f"/>
    </style:style>
    <style:style style:name="P5" style:family="paragraph" style:parent-style-name="Standard" style:list-style-name="L1">
      <style:text-properties officeooo:rsid="000db9e8" officeooo:paragraph-rsid="000db9e8"/>
    </style:style>
    <style:style style:name="P6" style:family="paragraph" style:parent-style-name="Standard" style:list-style-name="L1">
      <style:text-properties officeooo:rsid="000db9e8" officeooo:paragraph-rsid="000eef29"/>
    </style:style>
    <style:style style:name="P7" style:family="paragraph" style:parent-style-name="Standard" style:list-style-name="L1">
      <style:text-properties officeooo:rsid="000eef29" officeooo:paragraph-rsid="000eef29"/>
    </style:style>
    <style:style style:name="P8" style:family="paragraph" style:parent-style-name="Standard" style:list-style-name="L1">
      <style:text-properties officeooo:rsid="0012b6e5" officeooo:paragraph-rsid="0012b6e5"/>
    </style:style>
    <style:style style:name="P9" style:family="paragraph" style:parent-style-name="Standard" style:list-style-name="L1">
      <style:text-properties officeooo:rsid="0013fd8d" officeooo:paragraph-rsid="0013fd8d"/>
    </style:style>
    <style:style style:name="P10" style:family="paragraph" style:parent-style-name="Text_20_body" style:list-style-name="L2">
      <style:text-properties officeooo:rsid="000bbe92" officeooo:paragraph-rsid="0012361f"/>
    </style:style>
    <style:style style:name="P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Avenir" fo:font-size="12pt" fo:letter-spacing="normal" fo:font-style="italic" fo:font-weight="normal"/>
    </style:style>
    <style:style style:name="P12" style:family="paragraph" style:parent-style-name="Heading_20_2" style:list-style-name="L1">
      <style:text-properties fo:font-variant="normal" fo:text-transform="none" fo:color="#000000" style:font-name="var e-global-typography-primary-font-family" fo:font-size="12pt" fo:letter-spacing="normal" fo:font-style="normal" fo:font-weight="normal" officeooo:rsid="000a17c2" officeooo:paragraph-rsid="000a17c2"/>
    </style:style>
    <style:style style:name="T1" style:family="text">
      <style:text-properties officeooo:rsid="000eef29"/>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2000000000C0000000C83D8E953C927B8FA.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2000000000C0000000C83D8E953C927B8FA.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17441367" text:style-name="L1">
        <text:list-item>
          <text:p text:style-name="P2">Home Page</text:p>
          <text:list>
            <text:list-header>
              <text:p text:style-name="P8">Jayhigh services</text:p>
            </text:list-header>
            <text:list-item>
              <text:p text:style-name="P8">Logo</text:p>
            </text:list-item>
            <text:list-item>
              <text:p text:style-name="P9">Nav/links</text:p>
            </text:list-item>
          </text:list>
        </text:list-item>
        <text:list-item>
          <text:p text:style-name="P2">About Us:</text:p>
        </text:list-item>
      </text:list>
      <text:list xml:id="list3814252226" text:style-name="L2">
        <text:list-item>
          <text:list>
            <text:list-header>
              <text:p text:style-name="P4">Jayhigh services was founded in January 2009 with its office in rivers state. It started off as a computer business(jay-high computers) before it was officially registered with CAC as Jay-high Services. </text:p>
              <text:p text:style-name="P4"/>
              <text:p text:style-name="P4">In 2014, we decided to delve into fashion because I am a lover of decent and unique fashion. So we started a boutique where male,female and kiddies outfits were sold. Later that same year,we kick started our fashion home and school. We are growing very fast with two fashion offices etc</text:p>
            </text:list-header>
            <text:list-item>
              <text:p text:style-name="P10">you can be assured to receive the very best advice on the fabrics and style for your custom-made suits.</text:p>
            </text:list-item>
          </text:list>
        </text:list-item>
      </text:list>
      <text:p text:style-name="Text_20_body">Over the years, Maharaja’s has grown to become one of the most established tailors in Singapore and has built a reputation in the tailoring industry. Our flagship stores are conveniently located at the prestigious Orchard Hotel Shopping Arcade and the Marina Mandarin Hotel.</text:p>
      <text:p text:style-name="Text_20_body">Our wide range of specialized services include exquisite and quality tailoring services for both gents and ladies, as well as value added services such as mail order service, alteration services, delivery services and pickup services.At Maharaja’s, we stress on superior quality and workmanship by our professional tailors at reasonable prices.</text:p>
      <text:p text:style-name="Text_20_body">We have served many foreign ambassadors and celebrities and are highly recommended by foreign embassies of France, Germany, Netherlands and Spain. We are recommended by foreign trade travel magazines as a major clothing destination.</text:p>
      <text:list xml:id="list225125509673061" text:continue-numbering="true" text:style-name="L2">
        <text:list-item>
          <text:list>
            <text:list-item>
              <text:p text:style-name="P4"/>
            </text:list-item>
          </text:list>
        </text:list-item>
      </text:list>
      <text:list xml:id="list225126456768829" text:continue-list="list3217441367" text:style-name="L1">
        <text:list-item>
          <text:p text:style-name="P2">Products and Services</text:p>
        </text:list-item>
        <text:list-item>
          <text:p text:style-name="P2">Contact Information</text:p>
          <text:list>
            <text:list-item>
              <text:h text:style-name="P12" text:outline-level="2">Contact Us</text:h>
            </text:list-item>
          </text:list>
        </text:list-item>
      </text:list>
      <text:p text:style-name="P11">We’d love to hear from you. Book an appointment with us<text:line-break/>or get in touch to share your enquiries.</text:p>
      <text:list xml:id="list225126221756936" text:continue-numbering="true" text:style-name="L1">
        <text:list-item>
          <text:list>
            <text:list-item>
              <text:p text:style-name="P2"/>
            </text:list-item>
          </text:list>
        </text:list-item>
        <text:list-item>
          <text:p text:style-name="P2">Place order (form)</text:p>
        </text:list-item>
        <text:list-item>
          <text:p text:style-name="P2">Products gallery</text:p>
        </text:list-item>
        <text:list-item>
          <text:p text:style-name="P2">Training and Consultancy</text:p>
        </text:list-item>
        <text:list-item>
          <text:p text:style-name="P5">Our team</text:p>
          <text:list>
            <text:list-item>
              <text:p text:style-name="P6">Engr. Samson okereke, CEO jay high computers, </text:p>
            </text:list-item>
            <text:list-item>
              <text:p text:style-name="P6"><text:span text:style-name="T1">F</text:span>ortune Ngozi Okereke, CEO zibliss fashion.</text:p>
            </text:list-item>
            <text:list-item>
              <text:p text:style-name="P6">Mr/Mrs Brown-Ubak founder Jay high Group. </text:p>
            </text:list-item>
            <text:list-item>
              <text:p text:style-name="P6">Okereke Victor Azubuike. Co-founde<text:span text:style-name="T1">r</text:span></text:p>
            </text:list-item>
          </text:list>
        </text:list-item>
        <text:list-item>
          <text:p text:style-name="P7">Subsidiary </text:p>
          <text:list>
            <text:list-item>
              <text:p text:style-name="P7">– Zbliss fashion</text:p>
            </text:list-item>
            <text:list-item>
              <text:p text:style-name="P7">Jay High Computers</text:p>
              <text:list>
                <text:list-item>
                  <text:p text:style-name="P7">Address for the computer office is No 11 mission road ebubu eleme, no. Is 08038201532, 07039007442</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svg:font-family="Avenir, sans-serif"/>
    <style:font-face style:name="Lohit Devanagari1" svg:font-family="'Lohit Devanagari'"/>
    <style:font-face style:name="var e-global-typography-primary-font-family" svg:font-family="'var e-global-typography-primary-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29cm" fo:margin-bottom="2.004cm" fo:margin-left="1.034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20:51:15.476244188</meta:creation-date>
    <dc:date>2020-09-28T22:51:24.799208610</dc:date>
    <meta:editing-duration>PT2H8S</meta:editing-duration>
    <meta:editing-cycles>12</meta:editing-cycles>
    <meta:generator>LibreOffice/6.0.7.3$Linux_X86_64 LibreOffice_project/00m0$Build-3</meta:generator>
    <meta:document-statistic meta:table-count="0" meta:image-count="0" meta:object-count="0" meta:page-count="1" meta:paragraph-count="30" meta:word-count="343" meta:character-count="2046" meta:non-whitespace-character-count="1751"/>
  </office:meta>
</office:document-meta>
</file>